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5.75cm" fo:min-width="15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65cm" fo:min-width="7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min-height="0.15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3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7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7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cm" svg:height="0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5:02:34.963295786</meta:creation-date>
    <dc:date>2016-05-09T15:24:08.266975938</dc:date>
    <meta:editing-duration>PT5M32S</meta:editing-duration>
    <meta:editing-cycles>2</meta:editing-cycles>
    <meta:generator>LibreOffice/4.4.7.2$Linux_X86_64 LibreOffice_project/40$Build-2</meta:generator>
    <meta:document-statistic meta:object-count="38"/>
  </office:meta>
</office:document-meta>
</file>